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ManagerImpl.getQuery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ManagerImpl.QueryManagerImpl( final SessionImpl session , final ItemManager itemMgr , final SearchManager search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eryManagerImpl.getSupportedQuery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ManagerImpl.getQuery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ManagerImpl.sanityChe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ManagerImpl.getQOM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ManagerImpl.createQuery( String statement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ManagerImpl.createQuery( QueryObjectModelTree qom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